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fefc" officeooo:paragraph-rsid="0001fefc"/>
    </style:style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li_id <text:s text:c="2"/>clients <text:s text:c="2"/><text:span text:style-name="T1">идентификатор клиент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0:52:49.132000000</meta:creation-date>
    <dc:date>2020-03-05T10:54:08.212000000</dc:date>
    <meta:editing-duration>PT1M20S</meta:editing-duration>
    <meta:editing-cycles>1</meta:editing-cycles>
    <meta:document-statistic meta:table-count="0" meta:image-count="0" meta:object-count="0" meta:page-count="1" meta:paragraph-count="1" meta:word-count="4" meta:character-count="40" meta:non-whitespace-character-count="33"/>
    <meta:generator>LibreOffice/5.0.4.2$Windows_x86 LibreOffice_project/2b9802c1994aa0b7dc6079e128979269cf95bc78</meta:generator>
  </office:meta>
</office:document-meta>
</file>